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6.0 -->
  <office:font-face-decls>
    <style:font-face style:name="Arial" svg:font-family="Arial"/>
    <style:font-face style:name="Calibri" svg:font-family="Calibri"/>
    <style:font-face style:name="Calibri Light" svg:font-family="Calibri Light"/>
    <style:font-face style:name="Liberation Serif" svg:font-family="Liberation Serif"/>
    <style:font-face style:name="Segoe UI" svg:font-family="Segoe UI"/>
    <style:font-face style:name="Times New Roman" svg:font-family="Times New Roman"/>
  </office:font-face-decls>
  <office:automatic-styles>
    <style:style style:name="P1" style:family="paragraph" style:parent-style-name="p_para001" style:master-page-name="Standard">
      <style:paragraph-properties fo:text-align="left" fo:margin-top="0cm" fo:margin-bottom="0.247cm" style:writing-mode="lr-tb"/>
    </style:style>
    <style:style style:name="T1_1" style:family="text" style:parent-style-name="span_text001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2" style:family="paragraph" style:parent-style-name="p_para002">
      <style:paragraph-properties fo:text-align="left" fo:margin-top="0cm" fo:margin-bottom="0.247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3" style:family="paragraph" style:parent-style-name="p_para003">
      <style:paragraph-properties fo:text-align="left" fo:margin-top="0cm" fo:margin-bottom="0.247cm" style:writing-mode="lr-tb"/>
    </style:style>
    <style:style style:name="T3_1" style:family="text" style:parent-style-name="span_text003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4" style:family="paragraph" style:parent-style-name="p_para004">
      <style:paragraph-properties fo:text-align="left" fo:margin-top="0cm" fo:margin-bottom="0.247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5" style:family="paragraph" style:parent-style-name="p_para005">
      <style:paragraph-properties fo:text-align="left" fo:margin-top="0cm" fo:margin-bottom="0.247cm" style:writing-mode="lr-tb"/>
    </style:style>
    <style:style style:name="T5_1" style:family="text" style:parent-style-name="span_text005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6" style:family="paragraph" style:parent-style-name="p_para006">
      <style:paragraph-properties fo:text-align="left" fo:margin-top="0cm" fo:margin-bottom="0.247cm" style:writing-mode="lr-tb"/>
    </style:style>
    <style:style style:name="T6_1" style:family="text" style:parent-style-name="span_text006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T6_2" style:family="text" style:parent-style-name="span_text006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T6_3" style:family="text" style:parent-style-name="span_text006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7" style:family="paragraph" style:parent-style-name="p_para007">
      <style:paragraph-properties fo:text-align="left" fo:margin-top="0cm" fo:margin-bottom="0.247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8" style:family="paragraph" style:parent-style-name="p_para008">
      <style:paragraph-properties fo:text-align="left" fo:margin-top="0cm" fo:margin-bottom="0.247cm" style:writing-mode="lr-tb"/>
    </style:style>
    <style:style style:name="T8_1" style:family="text" style:parent-style-name="span_text008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9" style:family="paragraph" style:parent-style-name="p_para009">
      <style:paragraph-properties fo:text-align="left" fo:margin-top="0cm" fo:margin-bottom="0.247cm" style:writing-mode="lr-tb"/>
    </style:style>
    <style:style style:name="T9_1" style:family="text" style:parent-style-name="span_text009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T9_2" style:family="text" style:parent-style-name="span_text009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T9_3" style:family="text" style:parent-style-name="span_text009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0" style:family="paragraph" style:parent-style-name="p_para010">
      <style:paragraph-properties fo:text-align="left" fo:margin-top="0cm" fo:margin-bottom="0.247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1" style:family="paragraph" style:parent-style-name="p_para011">
      <style:paragraph-properties fo:text-align="left" fo:margin-top="0cm" fo:margin-bottom="0.247cm" style:writing-mode="lr-tb"/>
    </style:style>
    <style:style style:name="T11_1" style:family="text" style:parent-style-name="span_text011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2" style:family="paragraph" style:parent-style-name="p_para012">
      <style:paragraph-properties fo:text-align="left" fo:margin-top="0cm" fo:margin-bottom="0.247cm" style:writing-mode="lr-tb"/>
    </style:style>
    <style:style style:name="T12_1" style:family="text" style:parent-style-name="span_text012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3" style:family="paragraph" style:parent-style-name="p_para013">
      <style:paragraph-properties fo:text-align="left" fo:margin-top="0cm" fo:margin-bottom="0.247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4" style:family="paragraph" style:parent-style-name="p_para014">
      <style:paragraph-properties fo:text-align="left" fo:margin-top="0cm" fo:margin-bottom="0.247cm" style:writing-mode="lr-tb"/>
    </style:style>
    <style:style style:name="T14_1" style:family="text" style:parent-style-name="span_text014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5" style:family="paragraph" style:parent-style-name="p_para015">
      <style:paragraph-properties fo:text-align="left" fo:margin-top="0cm" fo:margin-bottom="0.247cm" style:writing-mode="lr-tb"/>
    </style:style>
    <style:style style:name="T15_1" style:family="text" style:parent-style-name="span_text015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T15_2" style:family="text" style:parent-style-name="span_text016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6" style:family="paragraph" style:parent-style-name="p_para016">
      <style:paragraph-properties fo:text-align="left" fo:margin-top="0cm" fo:margin-bottom="0.247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7" style:family="paragraph" style:parent-style-name="p_para017">
      <style:paragraph-properties fo:text-align="left" fo:margin-top="0cm" fo:margin-bottom="0.247cm" style:writing-mode="lr-tb"/>
    </style:style>
    <style:style style:name="T17_1" style:family="text" style:parent-style-name="span_text018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8" style:family="paragraph" style:parent-style-name="p_para018">
      <style:paragraph-properties fo:text-align="left" fo:margin-top="0cm" fo:margin-bottom="0.247cm" style:writing-mode="lr-tb"/>
    </style:style>
    <style:style style:name="T18_1" style:family="text" style:parent-style-name="span_text019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19" style:family="paragraph" style:parent-style-name="p_para019">
      <style:paragraph-properties fo:text-align="left" fo:margin-top="0cm" fo:margin-bottom="0.247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20" style:family="paragraph" style:parent-style-name="p_para020">
      <style:paragraph-properties fo:text-align="left" fo:margin-top="0cm" fo:margin-bottom="0.247cm" style:writing-mode="lr-tb"/>
    </style:style>
    <style:style style:name="T20_1" style:family="text" style:parent-style-name="span_text021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21" style:family="paragraph" style:parent-style-name="p_para021">
      <style:paragraph-properties fo:text-align="left" fo:margin-top="0cm" fo:margin-bottom="0.247cm" style:writing-mode="lr-tb"/>
    </style:style>
    <style:style style:name="T21_1" style:family="text" style:parent-style-name="span_text022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22" style:family="paragraph" style:parent-style-name="p_para022">
      <style:paragraph-properties fo:text-align="left" fo:margin-top="0cm" fo:margin-bottom="0.247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23" style:family="paragraph" style:parent-style-name="p_para023">
      <style:paragraph-properties fo:text-align="left" fo:margin-top="0cm" fo:margin-bottom="0.247cm" style:writing-mode="lr-tb"/>
    </style:style>
    <style:style style:name="T23_1" style:family="text" style:parent-style-name="span_text024">
      <style:text-properties fo:font-style="normal" style:font-style-asian="normal" style:font-style-complex="normal" fo:font-size="11pt" style:font-size-asian="11pt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24" style:family="paragraph" style:parent-style-name="Normal_0">
      <style:paragraph-properties fo:margin-top="0cm" style:writing-mode="lr-tb"/>
    </style:style>
    <style:style style:name="T24_1" style:family="text" style:parent-style-name="span_text025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25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26" style:family="paragraph" style:parent-style-name="Normal_0">
      <style:paragraph-properties fo:margin-top="0cm" style:writing-mode="lr-tb"/>
    </style:style>
    <style:style style:name="T26_1" style:family="text" style:parent-style-name="span_text027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27" style:family="paragraph" style:parent-style-name="Normal_0">
      <style:paragraph-properties fo:margin-top="0cm" style:writing-mode="lr-tb"/>
    </style:style>
    <style:style style:name="T27_1" style:family="text" style:parent-style-name="span_text028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28" style:family="paragraph" style:parent-style-name="Normal_0">
      <style:paragraph-properties fo:margin-top="0cm" style:writing-mode="lr-tb"/>
    </style:style>
    <style:style style:name="T28_1" style:family="text" style:parent-style-name="span_text029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29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30" style:family="paragraph" style:parent-style-name="Normal_0">
      <style:paragraph-properties fo:margin-top="0cm" style:writing-mode="lr-tb"/>
    </style:style>
    <style:style style:name="T30_1" style:family="text" style:parent-style-name="span_text031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31" style:family="paragraph" style:parent-style-name="Normal_0">
      <style:paragraph-properties fo:margin-top="0cm" style:writing-mode="lr-tb"/>
    </style:style>
    <style:style style:name="T31_1" style:family="text" style:parent-style-name="span_text032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T31_2" style:family="text">
      <style:text-properties fo:color="#202124" style:font-name="Arial" fo:font-size="10.5pt" style:font-name-asian="Arial" style:font-size-asian="10.5pt" style:font-name-complex="Arial" style:font-size-complex="10.5pt" fo:language="en" fo:language-asian="en" fo:language-complex="none" fo:country="GB" fo:country-asian="GB"/>
    </style:style>
    <style:style style:name="P32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33" style:family="paragraph" style:parent-style-name="Normal_0">
      <style:paragraph-properties fo:margin-top="0cm" style:writing-mode="lr-tb"/>
    </style:style>
    <style:style style:name="T33_1" style:family="text" style:parent-style-name="span_text034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34" style:family="paragraph" style:parent-style-name="Normal_0">
      <style:paragraph-properties fo:margin-top="0cm" style:writing-mode="lr-tb"/>
    </style:style>
    <style:style style:name="T34_1" style:family="text" style:parent-style-name="span_text035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35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36" style:family="paragraph" style:parent-style-name="Normal_0">
      <style:paragraph-properties fo:margin-top="0cm" style:writing-mode="lr-tb"/>
    </style:style>
    <style:style style:name="T36_1" style:family="text" style:parent-style-name="span_text037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37" style:family="paragraph" style:parent-style-name="Normal_0">
      <style:paragraph-properties fo:margin-top="0cm" style:writing-mode="lr-tb"/>
    </style:style>
    <style:style style:name="T37_1" style:family="text" style:parent-style-name="span_text038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38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39" style:family="paragraph" style:parent-style-name="Normal_0">
      <style:paragraph-properties fo:margin-top="0cm" style:writing-mode="lr-tb"/>
    </style:style>
    <style:style style:name="T39_1" style:family="text" style:parent-style-name="span_text040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T39_2" style:family="text" style:parent-style-name="span_text040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T39_3" style:family="text" style:parent-style-name="span_text040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40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41" style:family="paragraph" style:parent-style-name="Normal_0">
      <style:paragraph-properties fo:margin-top="0cm" style:writing-mode="lr-tb"/>
    </style:style>
    <style:style style:name="T41_1" style:family="text" style:parent-style-name="span_text042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42" style:family="paragraph" style:parent-style-name="Normal_0">
      <style:paragraph-properties fo:margin-top="0cm" style:writing-mode="lr-tb"/>
    </style:style>
    <style:style style:name="T42_1" style:family="text" style:parent-style-name="span_text043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43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44" style:family="paragraph" style:parent-style-name="Normal_0">
      <style:paragraph-properties fo:margin-top="0cm" style:writing-mode="lr-tb"/>
    </style:style>
    <style:style style:name="T44_1" style:family="text" style:parent-style-name="span_text045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45" style:family="paragraph" style:parent-style-name="Normal_0">
      <style:paragraph-properties fo:margin-top="0cm" style:writing-mode="lr-tb"/>
    </style:style>
    <style:style style:name="T45_1" style:family="text" style:parent-style-name="span_text046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46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47" style:family="paragraph" style:parent-style-name="Normal_0">
      <style:paragraph-properties fo:margin-top="0cm" style:writing-mode="lr-tb"/>
    </style:style>
    <style:style style:name="T47_1" style:family="text" style:parent-style-name="span_text048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48" style:family="paragraph" style:parent-style-name="Normal_0">
      <style:paragraph-properties fo:margin-top="0cm" style:writing-mode="lr-tb"/>
    </style:style>
    <style:style style:name="T48_1" style:family="text" style:parent-style-name="span_text049">
      <style:text-properties fo:font-style="normal" style:font-style-asian="normal" style:font-style-complex="normal" fo:language="en" fo:language-asian="en" fo:language-complex="none" fo:country="GB" fo:country-asian="GB" fo:font-weight="normal" style:font-weight-asian="normal" style:font-weight-complex="normal"/>
    </style:style>
    <style:style style:name="P49" style:family="paragraph" style:parent-style-name="Normal_0">
      <style:paragraph-properties fo:margin-top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  <style:style style:name="P50" style:family="paragraph" style:parent-style-name="Normal_0">
      <style:paragraph-properties fo:margin-top="0cm" fo:margin-bottom="0cm" style:writing-mode="lr-tb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language="en" fo:language-asian="en" fo:language-complex="none" fo:country="GB" fo:country-asian="GB" fo:font-weight="normal" style:font-weight-asian="normal" style:font-weight-complex="normal"/>
    </style:style>
  </office:automatic-styles>
  <office:body>
    <office:text>
      <text:p text:style-name="P1"><text:span text:style-name="T1_1">In<text:s/>this<text:s/>Text<text:s/>file<text:s/>please<text:s/>ONLY<text:s/>answer<text:s/>the<text:s/>following<text:s/>questions<text:s/>to<text:s/>contribute<text:s/>to<text:s/>Hacktoberfest<text:s/>2021<text:s/>and<text:s/>to<text:s/>make<text:s/>a<text:s/>Pull<text:s/>Request.</text:span></text:p>
      <text:p text:style-name="P2"/>
      <text:p text:style-name="P3"><text:span text:style-name="T3_1">Note:<text:s/>These<text:s/>are<text:s/>very<text:s/>easy<text:s/>questions<text:s/>and<text:s/>for<text:s/>beginners<text:s/>in<text:s/>Open<text:s/>source<text:s/>community.</text:span></text:p>
      <text:p text:style-name="P4"/>
      <text:p text:style-name="P5"><text:span text:style-name="T5_1">Q1:<text:s/>How<text:s/>to<text:s/>add<text:s/>a<text:s/>comment<text:s/>in<text:s/>java?</text:span></text:p>
      <text:p text:style-name="P6"><text:span text:style-name="T6_1">A:</text:span><text:span text:style-name="T6_2"><text:s text:c="2"/></text:span><text:span text:style-name="T6_3">//This<text:s/>is<text:s/>a<text:s/>comment</text:span></text:p>
      <text:p text:style-name="P7"/>
      <text:p text:style-name="P8"><text:span text:style-name="T8_1">Q2:<text:s/>How<text:s/>to<text:s/>add<text:s/>a<text:s/>comment<text:s/>in<text:s/>Python?</text:span></text:p>
      <text:p text:style-name="P9"><text:span text:style-name="T9_1">A:</text:span><text:span text:style-name="T9_2"><text:s text:c="2"/></text:span><text:span text:style-name="T9_3">#this<text:s/>is<text:s/>how<text:s/>you<text:s/>add<text:s/>comments<text:s/>in<text:s/>Python.</text:span></text:p>
      <text:p text:style-name="P10"/>
      <text:p text:style-name="P11"><text:span text:style-name="T11_1">Q3:<text:s/>How<text:s/>to<text:s/>add<text:s/>a<text:s/>multi-line<text:s/>comment<text:s/>in<text:s/>python?</text:span></text:p>
      <text:p text:style-name="P12"><text:span text:style-name="T12_1">A:</text:span></text:p>
      <text:p text:style-name="P13"/>
      <text:p text:style-name="P14"><text:span text:style-name="T14_1">Q4:<text:s/>print<text:s/>hello<text:s/>world<text:s/>in<text:s/>Python</text:span></text:p>
      <text:p text:style-name="P15"><text:span text:style-name="T15_1">A:<text:s/></text:span><text:span text:style-name="T15_2">print("Hello<text:s/>World")</text:span></text:p>
      <text:p text:style-name="P16"/>
      <text:p text:style-name="P17"><text:span text:style-name="T17_1">Q5:<text:s/>print<text:s/>hello<text:s/>world<text:s/>in<text:s/>java</text:span></text:p>
      <text:p text:style-name="P18"><text:span text:style-name="T18_1">A:<text:s/>System.out.print("Hello<text:s/>World");</text:span></text:p>
      <text:p text:style-name="P19"/>
      <text:p text:style-name="P20"><text:span text:style-name="T20_1">Q6:<text:s/>print<text:s/>hello<text:s/>world<text:s/>in<text:s/>javascript<text:s/>using<text:s/>console.log</text:span></text:p>
      <text:p text:style-name="P21"><text:span text:style-name="T21_1">A:<text:s/>console.log(“hello<text:s/>world”);</text:span></text:p>
      <text:p text:style-name="P22"/>
      <text:p text:style-name="P23"><text:span text:style-name="T23_1">Q7:<text:s/>Add<text:s/>a<text:s/>readme<text:s/>in<text:s/>this<text:s/>repository<text:s/>for<text:s/>the<text:s/>steps<text:s/>to<text:s/>make<text:s/>a<text:s/>PR.</text:span></text:p>
      <text:p text:style-name="P24"><text:span text:style-name="T24_1">A:</text:span></text:p>
      <text:p text:style-name="P25"/>
      <text:p text:style-name="P26"><text:span text:style-name="T26_1">Q8:<text:s/>What<text:s/>are<text:s/>HTML<text:s/>&amp;<text:s/>CSS?</text:span></text:p>
      <text:p text:style-name="P27"><text:span text:style-name="T27_1">A:<text:s/>HTML<text:s/>is<text:s/>a<text:s/>markup<text:s/>language,</text:span></text:p>
      <text:p text:style-name="P28"><text:span text:style-name="T28_1">CSS<text:s/>is<text:s/>a<text:s/>styling<text:s/>language.</text:span></text:p>
      <text:p text:style-name="P29"/>
      <text:p text:style-name="P30"><text:span text:style-name="T30_1">Q9:<text:s/>What’s<text:s/>an<text:s/>algorithm?</text:span></text:p>
      <text:p text:style-name="P31"><text:span text:style-name="T31_1">A:<text:s/>A</text:span><text:span text:style-name="T31_2"> process<text:s/>or<text:s/>set<text:s/>of<text:s/>rules<text:s/>to<text:s/>be<text:s/>followed<text:s/>in<text:s/>calculations<text:s/>or<text:s/>other<text:s/>problem-solving<text:s/>operations,<text:s/>especially<text:s/>by<text:s/>a<text:s/>computer.</text:span></text:p>
      <text:p text:style-name="P32"/>
      <text:p text:style-name="P33"><text:span text:style-name="T33_1">Q10:<text:s/>What<text:s/>is<text:s/>flowchart?</text:span></text:p>
      <text:p text:style-name="P34"><text:span text:style-name="T34_1">A:</text:span></text:p>
      <text:p text:style-name="P35"/>
      <text:p text:style-name="P36"><text:span text:style-name="T36_1">Q11:<text:s/>What<text:s/>are<text:s/>variables?</text:span></text:p>
      <text:p text:style-name="P37"><text:span text:style-name="T37_1">A:</text:span></text:p>
      <text:p text:style-name="P38"/>
      <text:p text:style-name="P39"><text:span text:style-name="T39_1">Q12:<text:s/>What<text:s/>are<text:s/>loops?</text:span><text:span text:style-name="T39_2"><text:line-break/></text:span><text:span text:style-name="T39_3">A:</text:span></text:p>
      <text:p text:style-name="P40"/>
      <text:p text:style-name="P41"><text:span text:style-name="T41_1">Q13:<text:s/>Compiler<text:s/>vs<text:s/>Interpreter?</text:span></text:p>
      <text:p text:style-name="P42"><text:span text:style-name="T42_1">A:</text:span></text:p>
      <text:p text:style-name="P43"/>
      <text:p text:style-name="P44"><text:span text:style-name="T44_1">Q14:<text:s/>What<text:s/>is<text:s/>Machine<text:s/>Code?</text:span></text:p>
      <text:p text:style-name="P45"><text:span text:style-name="T45_1">A:</text:span></text:p>
      <text:p text:style-name="P46"/>
      <text:p text:style-name="P47"><text:span text:style-name="T47_1">Q15:<text:s/>Name<text:s/>some<text:s/>HTML<text:s/>tags</text:span></text:p>
      <text:p text:style-name="P48"><text:span text:style-name="T48_1">A:  &lt;!DOCTYPE&gt;<text:s/>,<text:s/>&lt;html&gt;<text:s/>,<text:s/>&lt;head&gt;,<text:s/>&lt;title&gt;,<text:s/>&lt;body&gt;,<text:s/>&lt;p&gt;,<text:s/>&lt;br&gt;,<text:s/>&lt;footer&gt;</text:span></text:p>
      <text:p text:style-name="P49"/>
      <text:p text:style-name="P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/>
    <style:font-face style:name="Calibri" svg:font-family="Calibri"/>
    <style:font-face style:name="Calibri Light" svg:font-family="Calibri Light"/>
    <style:font-face style:name="Liberation Serif" svg:font-family="Liberation Serif"/>
    <style:font-face style:name="Segoe UI" svg:font-family="Segoe UI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cm" fo:keep-with-next="always" fo:keep-together="always"/>
      <style:text-properties fo:font-style="normal" style:font-style-asian="normal" fo:color="#2f5496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071cm" fo:margin-bottom="0cm" fo:keep-with-next="always" fo:keep-together="always"/>
      <style:text-properties fo:font-style="normal" style:font-style-asian="normal" fo:color="#2f5496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071cm" fo:margin-bottom="0cm" fo:keep-with-next="always" fo:keep-together="always"/>
      <style:text-properties fo:font-style="normal" style:font-style-asian="normal" fo:color="#1f3763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071cm" fo:margin-bottom="0cm" fo:keep-with-next="always" fo:keep-together="always"/>
      <style:text-properties fo:font-style="normal" style:font-style-asian="normal" style:font-style-complex="italic" fo:color="#2f5496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071cm" fo:margin-bottom="0cm" fo:keep-with-next="always" fo:keep-together="always"/>
      <style:text-properties fo:font-style="normal" style:font-style-asian="normal" fo:color="#2f5496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071cm" fo:margin-bottom="0cm" fo:keep-with-next="always" fo:keep-together="always"/>
      <style:text-properties fo:font-style="normal" style:font-style-asian="normal" fo:color="#1f3763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16pt" style:font-name-asian="Times New Roman" style:font-size-asian="16pt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name-asian="Times New Roman" style:font-size-asian="13pt" style:font-name-complex="Times New Roman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name-asian="Times New Roman" style:font-size-asian="12pt" style:font-name-complex="Times New Roman" style:font-size-complex="12pt"/>
    </style:style>
    <style:style style:name="Heading_20_4_20_Char" style:display-name="Heading 4 Char" style:family="text" style:parent-style-name="Default_20_Paragraph_20_Font">
      <style:text-properties fo:font-style="italic" style:font-style-asian="italic" style:font-style-complex="italic" fo:color="#2f5496" style:font-name="Calibri Light" style:font-name-asian="Times New Roman" style:font-name-complex="Times New Roman"/>
    </style:style>
    <style:style style:name="Heading_20_5_20_Char" style:display-name="Heading 5 Char" style:family="text" style:parent-style-name="Default_20_Paragraph_20_Font">
      <style:text-properties fo:color="#2f5496" style:font-name="Calibri Light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1f3763" style:font-name="Calibri Light" style:font-name-asian="Times New Roman" style:font-name-complex="Times New Roman"/>
    </style:style>
    <style:style style:name="div_Section1" style:family="paragraph" style:parent-style-name="Normal"/>
    <style:style style:name="p_para001" style:family="paragraph" style:parent-style-name="Normal">
      <style:paragraph-properties fo:line-height="134%"/>
    </style:style>
    <style:style style:name="span_text001" style:family="text" style:parent-style-name="Default_20_Paragraph_20_Font">
      <style:text-properties fo:color="#000000" style:font-name="Segoe UI" style:font-name-asian="Segoe UI" style:font-name-complex="Segoe UI"/>
    </style:style>
    <style:style style:name="p_para002" style:family="paragraph" style:parent-style-name="Normal">
      <style:paragraph-properties fo:line-height="134%"/>
    </style:style>
    <style:style style:name="span_text002" style:family="text" style:parent-style-name="Default_20_Paragraph_20_Font"/>
    <style:style style:name="p_para003" style:family="paragraph" style:parent-style-name="Normal">
      <style:paragraph-properties fo:line-height="134%"/>
    </style:style>
    <style:style style:name="span_text003" style:family="text" style:parent-style-name="Default_20_Paragraph_20_Font">
      <style:text-properties fo:color="#000000" style:font-name="Segoe UI" style:font-name-asian="Segoe UI" style:font-name-complex="Segoe UI"/>
    </style:style>
    <style:style style:name="p_para004" style:family="paragraph" style:parent-style-name="Normal">
      <style:paragraph-properties fo:line-height="134%"/>
    </style:style>
    <style:style style:name="span_text004" style:family="text" style:parent-style-name="Default_20_Paragraph_20_Font"/>
    <style:style style:name="p_para005" style:family="paragraph" style:parent-style-name="Normal">
      <style:paragraph-properties fo:line-height="134%"/>
    </style:style>
    <style:style style:name="span_text005" style:family="text" style:parent-style-name="Default_20_Paragraph_20_Font">
      <style:text-properties fo:color="#000000" style:font-name="Segoe UI" style:font-name-asian="Segoe UI" style:font-name-complex="Segoe UI"/>
    </style:style>
    <style:style style:name="p_para006" style:family="paragraph" style:parent-style-name="Normal">
      <style:paragraph-properties fo:line-height="134%"/>
    </style:style>
    <style:style style:name="span_text006" style:family="text" style:parent-style-name="Default_20_Paragraph_20_Font">
      <style:text-properties fo:color="#000000" style:font-name="Segoe UI" style:font-name-asian="Segoe UI" style:font-name-complex="Segoe UI"/>
    </style:style>
    <style:style style:name="p_para007" style:family="paragraph" style:parent-style-name="Normal">
      <style:paragraph-properties fo:line-height="134%"/>
    </style:style>
    <style:style style:name="span_text007" style:family="text" style:parent-style-name="Default_20_Paragraph_20_Font"/>
    <style:style style:name="p_para008" style:family="paragraph" style:parent-style-name="Normal">
      <style:paragraph-properties fo:line-height="134%"/>
    </style:style>
    <style:style style:name="span_text008" style:family="text" style:parent-style-name="Default_20_Paragraph_20_Font">
      <style:text-properties fo:color="#000000" style:font-name="Segoe UI" style:font-name-asian="Segoe UI" style:font-name-complex="Segoe UI"/>
    </style:style>
    <style:style style:name="p_para009" style:family="paragraph" style:parent-style-name="Normal">
      <style:paragraph-properties fo:line-height="134%"/>
    </style:style>
    <style:style style:name="span_text009" style:family="text" style:parent-style-name="Default_20_Paragraph_20_Font">
      <style:text-properties fo:color="#000000" style:font-name="Segoe UI" style:font-name-asian="Segoe UI" style:font-name-complex="Segoe UI"/>
    </style:style>
    <style:style style:name="p_para010" style:family="paragraph" style:parent-style-name="Normal">
      <style:paragraph-properties fo:line-height="134%"/>
    </style:style>
    <style:style style:name="span_text010" style:family="text" style:parent-style-name="Default_20_Paragraph_20_Font"/>
    <style:style style:name="p_para011" style:family="paragraph" style:parent-style-name="Normal">
      <style:paragraph-properties fo:line-height="134%"/>
    </style:style>
    <style:style style:name="span_text011" style:family="text" style:parent-style-name="Default_20_Paragraph_20_Font">
      <style:text-properties fo:color="#000000" style:font-name="Segoe UI" style:font-name-asian="Segoe UI" style:font-name-complex="Segoe UI"/>
    </style:style>
    <style:style style:name="p_para012" style:family="paragraph" style:parent-style-name="Normal">
      <style:paragraph-properties fo:line-height="134%"/>
    </style:style>
    <style:style style:name="span_text012" style:family="text" style:parent-style-name="Default_20_Paragraph_20_Font">
      <style:text-properties fo:color="#000000" style:font-name="Segoe UI" style:font-name-asian="Segoe UI" style:font-name-complex="Segoe UI"/>
    </style:style>
    <style:style style:name="p_para013" style:family="paragraph" style:parent-style-name="Normal">
      <style:paragraph-properties fo:line-height="134%"/>
    </style:style>
    <style:style style:name="span_text013" style:family="text" style:parent-style-name="Default_20_Paragraph_20_Font"/>
    <style:style style:name="p_para014" style:family="paragraph" style:parent-style-name="Normal">
      <style:paragraph-properties fo:line-height="134%"/>
    </style:style>
    <style:style style:name="span_text014" style:family="text" style:parent-style-name="Default_20_Paragraph_20_Font">
      <style:text-properties fo:color="#000000" style:font-name="Segoe UI" style:font-name-asian="Segoe UI" style:font-name-complex="Segoe UI"/>
    </style:style>
    <style:style style:name="p_para015" style:family="paragraph" style:parent-style-name="Normal">
      <style:paragraph-properties fo:line-height="134%"/>
    </style:style>
    <style:style style:name="span_text015" style:family="text" style:parent-style-name="Default_20_Paragraph_20_Font">
      <style:text-properties fo:color="#000000" style:font-name="Segoe UI" style:font-name-asian="Segoe UI" style:font-name-complex="Segoe UI"/>
    </style:style>
    <style:style style:name="span_text016" style:family="text" style:parent-style-name="Default_20_Paragraph_20_Font">
      <style:text-properties fo:color="#000000" style:font-name="Segoe UI" style:font-name-asian="Segoe UI" style:font-name-complex="Segoe UI"/>
    </style:style>
    <style:style style:name="p_para016" style:family="paragraph" style:parent-style-name="Normal">
      <style:paragraph-properties fo:line-height="134%"/>
    </style:style>
    <style:style style:name="span_text017" style:family="text" style:parent-style-name="Default_20_Paragraph_20_Font"/>
    <style:style style:name="p_para017" style:family="paragraph" style:parent-style-name="Normal">
      <style:paragraph-properties fo:line-height="134%"/>
    </style:style>
    <style:style style:name="span_text018" style:family="text" style:parent-style-name="Default_20_Paragraph_20_Font">
      <style:text-properties fo:color="#000000" style:font-name="Segoe UI" style:font-name-asian="Segoe UI" style:font-name-complex="Segoe UI"/>
    </style:style>
    <style:style style:name="p_para018" style:family="paragraph" style:parent-style-name="Normal">
      <style:paragraph-properties fo:line-height="134%"/>
    </style:style>
    <style:style style:name="span_text019" style:family="text" style:parent-style-name="Default_20_Paragraph_20_Font">
      <style:text-properties fo:color="#000000" style:font-name="Segoe UI" style:font-name-asian="Segoe UI" style:font-name-complex="Segoe UI"/>
    </style:style>
    <style:style style:name="p_para019" style:family="paragraph" style:parent-style-name="Normal">
      <style:paragraph-properties fo:line-height="134%"/>
    </style:style>
    <style:style style:name="span_text020" style:family="text" style:parent-style-name="Default_20_Paragraph_20_Font"/>
    <style:style style:name="p_para020" style:family="paragraph" style:parent-style-name="Normal">
      <style:paragraph-properties fo:line-height="134%"/>
    </style:style>
    <style:style style:name="span_text021" style:family="text" style:parent-style-name="Default_20_Paragraph_20_Font">
      <style:text-properties fo:color="#000000" style:font-name="Segoe UI" style:font-name-asian="Segoe UI" style:font-name-complex="Segoe UI"/>
    </style:style>
    <style:style style:name="p_para021" style:family="paragraph" style:parent-style-name="Normal">
      <style:paragraph-properties fo:line-height="134%"/>
    </style:style>
    <style:style style:name="span_text022" style:family="text" style:parent-style-name="Default_20_Paragraph_20_Font">
      <style:text-properties fo:color="#000000" style:font-name="Segoe UI" style:font-name-asian="Segoe UI" style:font-name-complex="Segoe UI"/>
    </style:style>
    <style:style style:name="p_para022" style:family="paragraph" style:parent-style-name="Normal">
      <style:paragraph-properties fo:line-height="134%"/>
    </style:style>
    <style:style style:name="span_text023" style:family="text" style:parent-style-name="Default_20_Paragraph_20_Font"/>
    <style:style style:name="p_para023" style:family="paragraph" style:parent-style-name="Normal">
      <style:paragraph-properties fo:line-height="134%"/>
    </style:style>
    <style:style style:name="span_text024" style:family="text" style:parent-style-name="Default_20_Paragraph_20_Font">
      <style:text-properties fo:color="#000000" style:font-name="Segoe UI" style:font-name-asian="Segoe UI" style:font-name-complex="Segoe UI"/>
    </style:style>
    <style:style style:name="Normal_0" style:family="paragraph" style:parent-style-name="Normal">
      <style:paragraph-properties fo:text-align="left"/>
      <style:text-properties fo:font-style="normal" style:font-style-asian="normal" style:font-style-complex="normal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span_text025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26" style:family="text" style:parent-style-name="Default_20_Paragraph_20_Font"/>
    <style:style style:name="span_text027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28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29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30" style:family="text" style:parent-style-name="Default_20_Paragraph_20_Font"/>
    <style:style style:name="span_text031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32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33" style:family="text" style:parent-style-name="Default_20_Paragraph_20_Font"/>
    <style:style style:name="span_text034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35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36" style:family="text" style:parent-style-name="Default_20_Paragraph_20_Font"/>
    <style:style style:name="span_text037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38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39" style:family="text" style:parent-style-name="Default_20_Paragraph_20_Font"/>
    <style:style style:name="span_text040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41" style:family="text" style:parent-style-name="Default_20_Paragraph_20_Font"/>
    <style:style style:name="span_text042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43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44" style:family="text" style:parent-style-name="Default_20_Paragraph_20_Font"/>
    <style:style style:name="span_text045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46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47" style:family="text" style:parent-style-name="Default_20_Paragraph_20_Font"/>
    <style:style style:name="span_text048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49" style:family="text" style:parent-style-name="Default_20_Paragraph_20_Fon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span_text050" style:family="text" style:parent-style-name="Default_20_Paragraph_20_Font"/>
    <style:style style:name="span_text051" style:family="text" style:parent-style-name="Default_20_Paragraph_20_Fon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6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